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number-columns-repeated="5" table:default-cell-style-name="Default"/>
        <table:table-row table:style-name="ro1">
          <table:table-cell table:style-name="Default" table:number-columns-repeated="2"/>
          <table:table-cell table:style-name="Default" office:value-type="string" calcext:value-type="string">
            <text:p>feet/lb</text:p>
          </table:table-cell>
          <table:table-cell table:style-name="Default"/>
          <table:table-cell office:value-type="string" calcext:value-type="string">
            <text:p>yards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meters</text:p>
          </table:table-cell>
        </table:table-row>
        <table:table-row table:style-name="ro2">
          <table:table-cell office:value-type="string" calcext:value-type="string">
            <text:p>35 lbs.</text:p>
          </table:table-cell>
          <table:table-cell office:value-type="string" calcext:value-type="string">
            <text:p>.007"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1/4 lb., 1 lb., or</text:p>
            <text:p>150 yard jig</text:p>
          </table:table-cell>
          <table:table-cell office:value-type="float" office:value="150" calcext:value-type="float">
            <text:p>150</text:p>
          </table:table-cell>
          <table:table-cell table:formula="of:=CONVERT([.E2];&quot;yd&quot;;&quot;ft&quot;)" office:value-type="float" office:value="450" calcext:value-type="float">
            <text:p>450</text:p>
          </table:table-cell>
          <table:table-cell table:formula="of:=[.F2]/[.C2]" office:value-type="float" office:value="0.015" calcext:value-type="float">
            <text:p>0,015</text:p>
          </table:table-cell>
          <table:table-cell table:formula="of:=CONVERT([.G2];&quot;lbm&quot;;&quot;g&quot;)" office:value-type="float" office:value="6.80388464623216" calcext:value-type="float">
            <text:p>6,80388464623216</text:p>
          </table:table-cell>
          <table:table-cell table:formula="of:=CONVERT([.E2];&quot;yd&quot;;&quot;m&quot;)" office:value-type="float" office:value="137.16" calcext:value-type="float">
            <text:p>137,16</text:p>
          </table:table-cell>
        </table:table-row>
        <table:table-row table:style-name="ro2">
          <table:table-cell office:value-type="string" calcext:value-type="string">
            <text:p>45 lbs.</text:p>
          </table:table-cell>
          <table:table-cell office:value-type="string" calcext:value-type="string">
            <text:p>.014"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1/4 lb., 1 lb., or</text:p>
            <text:p>120 yard jig</text:p>
          </table:table-cell>
          <table:table-cell office:value-type="float" office:value="120" calcext:value-type="float">
            <text:p>120</text:p>
          </table:table-cell>
          <table:table-cell table:formula="of:=CONVERT([.E3];&quot;yd&quot;;&quot;ft&quot;)" office:value-type="float" office:value="360" calcext:value-type="float">
            <text:p>360</text:p>
          </table:table-cell>
          <table:table-cell table:formula="of:=[.F3]/[.C3]" office:value-type="float" office:value="0.031304347826087" calcext:value-type="float">
            <text:p>0,031304347826087</text:p>
          </table:table-cell>
          <table:table-cell table:formula="of:=CONVERT([.G3];&quot;lbm&quot;;&quot;g&quot;)" office:value-type="float" office:value="14.1994114356149" calcext:value-type="float">
            <text:p>14,1994114356149</text:p>
          </table:table-cell>
          <table:table-cell table:formula="of:=CONVERT([.E3];&quot;yd&quot;;&quot;m&quot;)" office:value-type="float" office:value="109.728" calcext:value-type="float">
            <text:p>109,728</text:p>
          </table:table-cell>
        </table:table-row>
        <table:table-row table:style-name="ro2">
          <table:table-cell office:value-type="string" calcext:value-type="string">
            <text:p>75 lbs.</text:p>
          </table:table-cell>
          <table:table-cell office:value-type="string" calcext:value-type="string">
            <text:p>.017"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1/4 lb., 1 lb., or</text:p>
            <text:p>100 yard jig</text:p>
          </table:table-cell>
          <table:table-cell office:value-type="float" office:value="100" calcext:value-type="float">
            <text:p>100</text:p>
          </table:table-cell>
          <table:table-cell table:formula="of:=CONVERT([.E4];&quot;yd&quot;;&quot;ft&quot;)" office:value-type="float" office:value="300" calcext:value-type="float">
            <text:p>300</text:p>
          </table:table-cell>
          <table:table-cell table:formula="of:=[.F4]/[.C4]" office:value-type="float" office:value="0.0428571428571429" calcext:value-type="float">
            <text:p>0,0428571428571429</text:p>
          </table:table-cell>
          <table:table-cell table:formula="of:=CONVERT([.G4];&quot;lbm&quot;;&quot;g&quot;)" office:value-type="float" office:value="19.4396704178062" calcext:value-type="float">
            <text:p>19,4396704178062</text:p>
          </table:table-cell>
          <table:table-cell table:formula="of:=CONVERT([.E4];&quot;yd&quot;;&quot;m&quot;)" office:value-type="float" office:value="91.44" calcext:value-type="float">
            <text:p>91,44</text:p>
          </table:table-cell>
        </table:table-row>
        <table:table-row table:style-name="ro2">
          <table:table-cell office:value-type="string" calcext:value-type="string">
            <text:p>100 lbs.</text:p>
          </table:table-cell>
          <table:table-cell office:value-type="string" calcext:value-type="string">
            <text:p>.019"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1/4 lb., 1 lb., or</text:p>
            <text:p>75 yard jig</text:p>
          </table:table-cell>
          <table:table-cell office:value-type="float" office:value="75" calcext:value-type="float">
            <text:p>75</text:p>
          </table:table-cell>
          <table:table-cell table:formula="of:=CONVERT([.E5];&quot;yd&quot;;&quot;ft&quot;)" office:value-type="float" office:value="225" calcext:value-type="float">
            <text:p>225</text:p>
          </table:table-cell>
          <table:table-cell table:formula="of:=[.F5]/[.C5]" office:value-type="float" office:value="0.0391304347826087" calcext:value-type="float">
            <text:p>0,0391304347826087</text:p>
          </table:table-cell>
          <table:table-cell table:formula="of:=CONVERT([.G5];&quot;lbm&quot;;&quot;g&quot;)" office:value-type="float" office:value="17.7492642945187" calcext:value-type="float">
            <text:p>17,7492642945187</text:p>
          </table:table-cell>
          <table:table-cell table:formula="of:=CONVERT([.E5];&quot;yd&quot;;&quot;m&quot;)" office:value-type="float" office:value="68.58" calcext:value-type="float">
            <text:p>68,58</text:p>
          </table:table-cell>
        </table:table-row>
        <table:table-row table:style-name="ro3">
          <table:table-cell office:value-type="string" calcext:value-type="string">
            <text:p>115 lbs.</text:p>
          </table:table-cell>
          <table:table-cell office:value-type="string" calcext:value-type="string">
            <text:p>.021"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1 lb., or</text:p>
            <text:p>75 yard jig</text:p>
          </table:table-cell>
          <table:table-cell office:value-type="float" office:value="75" calcext:value-type="float">
            <text:p>75</text:p>
          </table:table-cell>
          <table:table-cell table:formula="of:=CONVERT([.E6];&quot;yd&quot;;&quot;ft&quot;)" office:value-type="float" office:value="225" calcext:value-type="float">
            <text:p>225</text:p>
          </table:table-cell>
          <table:table-cell table:formula="of:=[.F6]/[.C6]" office:value-type="float" office:value="0.0459183673469388" calcext:value-type="float">
            <text:p>0,0459183673469388</text:p>
          </table:table-cell>
          <table:table-cell table:formula="of:=CONVERT([.G6];&quot;lbm&quot;;&quot;g&quot;)" office:value-type="float" office:value="20.8282183047923" calcext:value-type="float">
            <text:p>20,8282183047923</text:p>
          </table:table-cell>
          <table:table-cell table:formula="of:=CONVERT([.E6];&quot;yd&quot;;&quot;m&quot;)" office:value-type="float" office:value="68.58" calcext:value-type="float">
            <text:p>68,58</text:p>
          </table:table-cell>
        </table:table-row>
        <table:table-row table:style-name="ro3">
          <table:table-cell office:value-type="string" calcext:value-type="string">
            <text:p>160 lbs.</text:p>
          </table:table-cell>
          <table:table-cell office:value-type="string" calcext:value-type="string">
            <text:p>.024"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1 lb., or</text:p>
            <text:p>45 yard jig</text:p>
          </table:table-cell>
          <table:table-cell office:value-type="float" office:value="45" calcext:value-type="float">
            <text:p>45</text:p>
          </table:table-cell>
          <table:table-cell table:formula="of:=CONVERT([.E7];&quot;yd&quot;;&quot;ft&quot;)" office:value-type="float" office:value="135" calcext:value-type="float">
            <text:p>135</text:p>
          </table:table-cell>
          <table:table-cell table:formula="of:=[.F7]/[.C7]" office:value-type="float" office:value="0.036" calcext:value-type="float">
            <text:p>0,036</text:p>
          </table:table-cell>
          <table:table-cell table:formula="of:=CONVERT([.G7];&quot;lbm&quot;;&quot;g&quot;)" office:value-type="float" office:value="16.3293231509572" calcext:value-type="float">
            <text:p>16,3293231509572</text:p>
          </table:table-cell>
          <table:table-cell table:formula="of:=CONVERT([.E7];&quot;yd&quot;;&quot;m&quot;)" office:value-type="float" office:value="41.148" calcext:value-type="float">
            <text:p>41,148</text:p>
          </table:table-cell>
        </table:table-row>
        <table:table-row table:style-name="ro3">
          <table:table-cell office:value-type="string" calcext:value-type="string">
            <text:p>215 lbs.</text:p>
          </table:table-cell>
          <table:table-cell office:value-type="string" calcext:value-type="string">
            <text:p>.030"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1 lb., or</text:p>
            <text:p>40 yard jig</text:p>
          </table:table-cell>
          <table:table-cell office:value-type="float" office:value="40" calcext:value-type="float">
            <text:p>40</text:p>
          </table:table-cell>
          <table:table-cell table:formula="of:=CONVERT([.E8];&quot;yd&quot;;&quot;ft&quot;)" office:value-type="float" office:value="120" calcext:value-type="float">
            <text:p>120</text:p>
          </table:table-cell>
          <table:table-cell table:formula="of:=[.F8]/[.C8]" office:value-type="float" office:value="0.0421052631578947" calcext:value-type="float">
            <text:p>0,0421052631578947</text:p>
          </table:table-cell>
          <table:table-cell table:formula="of:=CONVERT([.G8];&quot;lbm&quot;;&quot;g&quot;)" office:value-type="float" office:value="19.098623568371" calcext:value-type="float">
            <text:p>19,098623568371</text:p>
          </table:table-cell>
          <table:table-cell table:formula="of:=CONVERT([.E8];&quot;yd&quot;;&quot;m&quot;)" office:value-type="float" office:value="36.576" calcext:value-type="float">
            <text:p>36,5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4:35:36.303630900</meta:creation-date>
    <dc:date>2025-10-27T17:44:04.555372000</dc:date>
    <meta:editing-duration>PT2H57M57S</meta:editing-duration>
    <meta:editing-cycles>1</meta:editing-cycles>
    <meta:document-statistic meta:table-count="1" meta:cell-count="69" meta:object-count="0"/>
    <meta:generator>LibreOffice/25.2.6.2$Windows_X86_64 LibreOffice_project/729c5bfe710f5eb71ed3bbde9e06a6065e9c6c5d</meta:generator>
  </office:meta>
</office:document-meta>
</file>